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5" office:value-type="string" calcext:value-type="string">
            <text:p>wachtstand</text:p>
          </table:table-cell>
          <table:table-cell table:style-name="ce5" office:value-type="string" calcext:value-type="string">
            <text:p>starre aanvraag</text:p>
          </table:table-cell>
          <table:table-cell office:value-type="string" calcext:value-type="string">
            <text:p>(instelbare) meeaanvraag</text:p>
          </table:table-cell>
          <table:table-cell office:value-type="string" calcext:value-type="string">
            <text:p>Meeaanvra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office:value-type="string" calcext:value-type="string">
            <text:p>RIS aanvragen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pelotonkoppeling</text:p>
          </table:table-cell>
          <table:table-cell office:value-type="string" calcext:value-type="string">
            <text:p>RIS SRM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5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5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5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richtinggevoelig 1<text:span text:style-name="T1">e</text:span> vg</text:p>
          </table:table-cell>
          <table:table-cell table:style-name="ce5" office:value-type="string" calcext:value-type="string">
            <text:p>richtinggevoelig 2<text:span text:style-name="T1">e</text:span> vg</text:p>
          </table:table-cell>
          <table:table-cell table:number-columns-repeated="2"/>
          <table:table-cell office:value-type="string" calcext:value-type="string">
            <text:p>RIS verlen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pelotonkoppeling</text:p>
          </table:table-cell>
          <table:table-cell office:value-type="string" calcext:value-type="string">
            <text:p>RIS SRM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1T13:48:47.140000000</meta:creation-date>
    <dc:date>2022-09-01T15:50:31.674000000</dc:date>
    <meta:editing-duration>PT5H36M58S</meta:editing-duration>
    <meta:editing-cycles>18</meta:editing-cycles>
    <meta:generator>LibreOffice/7.3.4.2$Windows_X86_64 LibreOffice_project/728fec16bd5f605073805c3c9e7c4212a0120dc5</meta:generator>
    <dc:creator>Menno van der Woude</dc:creator>
    <meta:document-statistic meta:table-count="1" meta:cell-count="110" meta:object-count="0"/>
  </office:meta>
</office:document-meta>
</file>